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5"/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Neutro" style:data-style-name="N0">
      <style:table-cell-properties fo:background-color="#FFEB9C"/>
      <style:text-properties fo:color="#9C6500"/>
    </style:style>
    <style:style style:name="ce9" style:family="table-cell" style:parent-style-name="Neutro" style:data-style-name="N0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40291666666667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1.24354166666667cm"/>
    </style:style>
    <style:style style:name="co25" style:family="table-column">
      <style:table-column-properties fo:break-before="auto" style:column-width="1.93145833333333cm"/>
    </style:style>
    <style:style style:name="co26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9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8" table:default-cell-style-name="ce1"/>
        <table:table-column table:style-name="co20" table:default-cell-style-name="ce1"/>
        <table:table-column table:style-name="co8" table:number-columns-repeated="3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24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16332" table:default-cell-style-name="ce1"/>
        <table:table-row table:style-name="ro1">
          <table:table-cell office:value-type="string" table:style-name="ce2">
            <text:p>TABELA 1</text:p>
          </table:table-cell>
          <table:table-cell table:style-name="ce1"/>
          <table:table-cell office:value-type="string" table:style-name="ce1">
            <text:p>Energia (KeV)</text:p>
          </table:table-cell>
          <table:table-cell table:number-columns-repeated="4" table:style-name="ce1"/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e centroide maj</text:p>
          </table:table-cell>
          <table:table-cell office:value-type="string" table:style-name="ce1">
            <text:p>R (canais)</text:p>
          </table:table-cell>
          <table:table-cell office:value-type="string" table:style-name="ce1">
            <text:p>e R (canais)</text:p>
          </table:table-cell>
          <table:table-cell office:value-type="string" table:style-name="ce1">
            <text:p>e R (canais) maj</text:p>
          </table:table-cell>
          <table:table-cell table:number-columns-repeated="2" table:style-name="ce1"/>
          <table:table-cell office:value-type="string" table:style-name="ce1">
            <text:p>Calibracao</text:p>
          </table:table-cell>
          <table:table-cell table:style-name="ce1"/>
          <table:table-cell office:value-type="string" table:style-name="ce2">
            <text:p>TABELA 2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centroide(canal)</text:p>
          </table:table-cell>
          <table:table-cell office:value-type="string" table:style-name="ce1">
            <text:p>e centroide (canal)</text:p>
          </table:table-cell>
          <table:table-cell office:value-type="string" table:style-name="ce1">
            <text:p>centroide(KeV)</text:p>
          </table:table-cell>
          <table:table-cell office:value-type="string" table:style-name="ce1">
            <text:p>e centroide (KeV)</text:p>
          </table:table-cell>
          <table:table-cell office:value-type="string" table:style-name="ce1">
            <text:p>desvios (%)</text:p>
          </table:table-cell>
          <table:table-cell office:value-type="string" table:style-name="ce1">
            <text:p>desvios (σ)</text:p>
          </table:table-cell>
          <table:table-cell table:style-name="ce1"/>
          <table:table-cell office:value-type="string" table:style-name="ce2">
            <text:p>TABELA 3</text:p>
          </table:table-cell>
          <table:table-cell office:value-type="string" table:style-name="ce1">
            <text:p>E teorica</text:p>
          </table:table-cell>
          <table:table-cell office:value-type="string" table:style-name="ce1">
            <text:p>FWHM(KeV)</text:p>
          </table:table-cell>
          <table:table-cell office:value-type="string" table:style-name="ce1">
            <text:p>e FWHM (KeV)</text:p>
          </table:table-cell>
          <table:table-cell office:value-type="string" table:style-name="ce1">
            <text:p>centroide (KeV)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 R</text:p>
          </table:table-cell>
          <table:table-cell table:number-columns-repeated="3" table:style-name="ce1"/>
          <table:table-cell office:value-type="string" table:style-name="ce2">
            <text:p>COEFICIENTE DE ABSORÇAO MÁSSICA</text:p>
          </table:table-cell>
          <table:table-cell office:value-type="string" table:style-name="ce2">
            <text:p>TABELA 4</text:p>
          </table:table-cell>
          <table:table-cell office:value-type="string" table:style-name="ce3">
            <text:p>X (g/cm^2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table:style-name="ce1"/>
          <table:table-cell office:value-type="string" table:style-name="ce2">
            <text:p>TABELA 5</text:p>
          </table:table-cell>
          <table:table-cell office:value-type="string" table:style-name="ce1">
            <text:p>X (g/cm^2)</text:p>
          </table:table-cell>
          <table:table-cell office:value-type="string" table:style-name="ce1">
            <text:p>I (contagens/s)</text:p>
          </table:table-cell>
          <table:table-cell office:value-type="string" table:style-name="ce1">
            <text:p>e I</text:p>
          </table:table-cell>
          <table:table-cell office:value-type="string" table:style-name="ce1">
            <text:p>ln(I/I0)</text:p>
          </table:table-cell>
          <table:table-cell office:value-type="string" table:style-name="ce1">
            <text:p>e ln(I/I0)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ESTUDO DO 60Co E DO 137Cs</text:p>
          </table:table-cell>
          <table:table-cell office:value-type="string" table:style-name="ce1">
            <text:p>Pico Cs</text:p>
          </table:table-cell>
          <table:table-cell office:value-type="float" office:value="662" table:style-name="ce1">
            <text:p>662</text:p>
          </table:table-cell>
          <table:table-cell table:number-columns-repeated="4" table:style-name="ce1"/>
          <table:table-cell office:value-type="float" office:value="2682" table:style-name="ce1">
            <text:p>2682</text:p>
          </table:table-cell>
          <table:table-cell office:value-type="float" office:value="181" table:style-name="ce1">
            <text:p>181</text:p>
          </table:table-cell>
          <table:table-cell office:value-type="float" office:value="439.6" table:style-name="ce1">
            <text:p>439,6</text:p>
          </table:table-cell>
          <table:table-cell office:value-type="float" office:value="24.74" table:style-name="ce1">
            <text:p>24,74</text:p>
          </table:table-cell>
          <table:table-cell office:value-type="float" office:value="0.20285204816748476" table:formula="of:=[.K2]/(2.355*SQRT([.H2]))" table:style-name="ce1">
            <text:p>0,202852048</text:p>
          </table:table-cell>
          <table:table-cell office:value-type="float" office:value="0.21006414848327282" table:formula="of:=[.K2]/(2.355*SQRT([.H2]-[.I2]))" table:style-name="ce1">
            <text:p>0,210064148</text:p>
          </table:table-cell>
          <table:table-cell office:value-type="float" office:value="5.6278434940855319E-2" table:formula="of:=[.K2]/[.J2]" table:style-name="ce1">
            <text:p>0,056278435</text:p>
          </table:table-cell>
          <table:table-cell office:value-type="float" office:value="2.5969508178828565E-5" table:formula="of:=[.K2]/[.J2]^2*[.L2]" table:style-name="ce1">
            <text:p>2,59695E-05</text:p>
          </table:table-cell>
          <table:table-cell office:value-type="float" office:value="2.6892815090586984E-5" table:formula="of:=[.K2]/[.J2]^2*[.M2]" table:style-name="ce1">
            <text:p>2,68928E-05</text:p>
          </table:table-cell>
          <table:table-cell table:number-columns-repeated="2" table:style-name="ce1"/>
          <table:table-cell office:value-type="string" table:style-name="ce1">
            <text:p>E = a*c + b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439.6" table:formula="of:=[.J2]" table:style-name="ce1">
            <text:p>439,6</text:p>
          </table:table-cell>
          <table:table-cell office:value-type="float" office:value="0.20285204816748476" table:formula="of:=[.L2]" table:style-name="ce4">
            <text:p>0,20</text:p>
          </table:table-cell>
          <table:table-cell office:value-type="float" office:value="664.19140000000004" table:formula="of:=[.$S$5]*[.W2]+[.$S$6]" table:style-name="ce4">
            <text:p>664,19</text:p>
          </table:table-cell>
          <table:table-cell office:value-type="float" office:value="0.52394374068473448" table:formula="of:=[.$S$5]*[.X2]+[.W2]*[.$T$5]+[.$T$6]" table:style-name="ce4">
            <text:p>0,52</text:p>
          </table:table-cell>
          <table:table-cell office:value-type="float" office:value="0.33102719033233297" table:formula="of:=ABS([.Y2]-[.C2])/[.C2]*100" table:style-name="ce4">
            <text:p>0,33</text:p>
          </table:table-cell>
          <table:table-cell office:value-type="float" office:value="4.1825101243429978" table:formula="of:=ABS([.Y2]-[.C2])/[.Z2]" table:style-name="ce4">
            <text:p>4,18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38.167659999999998" table:formula="of:=[.$S$5]*[.K2]+[.$S$6]" table:style-name="ce1">
            <text:p>38,16766</text:p>
          </table:table-cell>
          <table:table-cell office:value-type="float" office:value="5.7267064000000006E-2" table:formula="of:=[.$T$5]*[.AF2]+[.$T$6]" table:style-name="ce1">
            <text:p>0,057267064</text:p>
          </table:table-cell>
          <table:table-cell office:value-type="float" office:value="664.19140000000004" table:formula="of:=[.Y2]" table:style-name="ce1">
            <text:p>664,1914</text:p>
          </table:table-cell>
          <table:table-cell office:value-type="float" office:value="0.52394374068473448" table:formula="of:=[.Z2]" table:style-name="ce1">
            <text:p>0,523943741</text:p>
          </table:table-cell>
          <table:table-cell office:value-type="float" office:value="5.7464851246191981E-2" table:formula="of:=[.AF2]/[.AH2]" table:style-name="ce1">
            <text:p>0,057464851</text:p>
          </table:table-cell>
          <table:table-cell office:value-type="float" office:value="1.3155155745741613E-4" table:formula="of:=[.AF2]/[.AH2]^2*[.AI2]+[.AG2]/[.AH2]" table:style-name="ce5">
            <text:p>1,32E-04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AQ2]" table:style-name="ce1">
            <text:p>0</text:p>
          </table:table-cell>
          <table:table-cell office:value-type="float" office:value="0" table:formula="of:=[.AS2]/[.$AO$5]" table:style-name="ce1">
            <text:p>0</text:p>
          </table:table-cell>
          <table:table-cell office:value-type="float" office:value="0" table:formula="of:=[.AT2]/[.$AO$5]" table:style-name="ce1">
            <text:p>0</text:p>
          </table:table-cell>
          <table:table-cell office:value-type="float" office:value="0" table:formula="of:=LN([.AZ2]/[.$AZ$2])" table:style-name="ce1">
            <text:p>#DIV/0!</text:p>
          </table:table-cell>
          <table:table-cell office:value-type="float" office:value="0" table:formula="of:=[.AT2]/[.AS2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173" table:style-name="ce1">
            <text:p>1173</text:p>
          </table:table-cell>
          <table:table-cell table:number-columns-repeated="4" table:style-name="ce1"/>
          <table:table-cell office:value-type="float" office:value="2920" table:style-name="ce1">
            <text:p>2920</text:p>
          </table:table-cell>
          <table:table-cell office:value-type="float" office:value="152" table:style-name="ce1">
            <text:p>152</text:p>
          </table:table-cell>
          <table:table-cell office:value-type="float" office:value="773.73" table:style-name="ce1">
            <text:p>773,73</text:p>
          </table:table-cell>
          <table:table-cell office:value-type="float" office:value="31.88" table:style-name="ce1">
            <text:p>31,88</text:p>
          </table:table-cell>
          <table:table-cell office:value-type="float" office:value="0.25051629236836154" table:formula="of:=[.K3]/(2.355*SQRT([.H3]))" table:style-name="ce1">
            <text:p>0,250516292</text:p>
          </table:table-cell>
          <table:table-cell office:value-type="float" office:value="0.25730270881187062" table:formula="of:=[.K3]/(2.355*SQRT([.H3]-[.I3]))" table:style-name="ce1">
            <text:p>0,257302709</text:p>
          </table:table-cell>
          <table:table-cell office:value-type="float" office:value="4.1203003631757849E-2" table:formula="of:=[.K3]/[.J3]" table:style-name="ce1">
            <text:p>0,041203004</text:p>
          </table:table-cell>
          <table:table-cell office:value-type="float" office:value="1.3340601636576209E-5" table:formula="of:=[.K3]/[.J3]^2*[.L3]" table:style-name="ce1">
            <text:p>1,33406E-05</text:p>
          </table:table-cell>
          <table:table-cell office:value-type="float" office:value="1.3701994811674145E-5" table:formula="of:=[.K3]/[.J3]^2*[.M3]" table:style-name="ce1">
            <text:p>1,3702E-05</text:p>
          </table:table-cell>
          <table:table-cell table:number-columns-repeated="5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773.73" table:formula="of:=[.J3]" table:style-name="ce1">
            <text:p>773,73</text:p>
          </table:table-cell>
          <table:table-cell office:value-type="float" office:value="0.25051629236836154" table:formula="of:=[.L3]" table:style-name="ce4">
            <text:p>0,25</text:p>
          </table:table-cell>
          <table:table-cell office:value-type="float" office:value="1168.39357" table:formula="of:=[.$S$5]*[.W3]+[.$S$6]" table:style-name="ce4">
            <text:p>1168,39</text:p>
          </table:table-cell>
          <table:table-cell office:value-type="float" office:value="0.72952108518385761" table:formula="of:=[.$S$5]*[.X3]+[.W3]*[.$T$5]+[.$T$6]" table:style-name="ce4">
            <text:p>0,73</text:p>
          </table:table-cell>
          <table:table-cell office:value-type="float" office:value="0.39270502983802602" table:formula="of:=ABS([.Y3]-[.C3])/[.C3]*100" table:style-name="ce4">
            <text:p>0,39</text:p>
          </table:table-cell>
          <table:table-cell office:value-type="float" office:value="6.3143205776418512" table:formula="of:=ABS([.Y3]-[.C3])/[.Z3]" table:style-name="ce4">
            <text:p>6,31</text:p>
          </table:table-cell>
          <table:table-cell table:number-columns-repeated="2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48.941919999999996" table:formula="of:=[.$S$5]*[.K3]+[.$S$6]" table:style-name="ce1">
            <text:p>48,94192</text:p>
          </table:table-cell>
          <table:table-cell office:value-type="float" office:value="6.1576768000000004E-2" table:formula="of:=[.$T$5]*[.AF3]+[.$T$6]" table:style-name="ce1">
            <text:p>0,061576768</text:p>
          </table:table-cell>
          <table:table-cell office:value-type="float" office:value="1168.39357" table:formula="of:=[.Y3]" table:style-name="ce1">
            <text:p>1168,39357</text:p>
          </table:table-cell>
          <table:table-cell office:value-type="float" office:value="0.72952108518385761" table:formula="of:=[.Z3]" table:style-name="ce1">
            <text:p>0,729521085</text:p>
          </table:table-cell>
          <table:table-cell office:value-type="float" office:value="4.1888214088682464E-2" table:formula="of:=[.AF3]/[.AH3]" table:style-name="ce1">
            <text:p>0,041888214</text:p>
          </table:table-cell>
          <table:table-cell office:value-type="float" office:value="7.8856222564105172E-5" table:formula="of:=[.AF3]/[.AH3]^2*[.AI3]+[.AG3]/[.AH3]" table:style-name="ce5">
            <text:p>7,89E-05</text:p>
          </table:table-cell>
          <table:table-cell table:number-columns-repeated="5" table:style-name="ce1"/>
          <table:table-cell office:value-type="float" office:value="900" table:style-name="ce1">
            <text:p>900</text:p>
          </table:table-cell>
          <table:table-cell table:number-columns-repeated="7" table:style-name="ce1"/>
          <table:table-cell office:value-type="float" office:value="900" table:formula="of:=[.AQ3]" table:style-name="ce1">
            <text:p>900</text:p>
          </table:table-cell>
          <table:table-cell office:value-type="float" office:value="0" table:formula="of:=[.AS3]/[.$AO$5]" table:style-name="ce1">
            <text:p>0</text:p>
          </table:table-cell>
          <table:table-cell office:value-type="float" office:value="0" table:formula="of:=[.AT3]/[.$AO$5]" table:style-name="ce1">
            <text:p>0</text:p>
          </table:table-cell>
          <table:table-cell office:value-type="float" office:value="0" table:formula="of:=LN([.AZ3]/[.$AZ$2])" table:style-name="ce1">
            <text:p>#DIV/0!</text:p>
          </table:table-cell>
          <table:table-cell office:value-type="float" office:value="0" table:formula="of:=[.AT3]/[.AS3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333" table:style-name="ce1">
            <text:p>1333</text:p>
          </table:table-cell>
          <table:table-cell table:number-columns-repeated="4" table:style-name="ce1"/>
          <table:table-cell office:value-type="float" office:value="2844" table:style-name="ce1">
            <text:p>2844</text:p>
          </table:table-cell>
          <table:table-cell office:value-type="float" office:value="84" table:style-name="ce1">
            <text:p>84</text:p>
          </table:table-cell>
          <table:table-cell office:value-type="float" office:value="877.95" table:style-name="ce1">
            <text:p>877,95</text:p>
          </table:table-cell>
          <table:table-cell office:value-type="float" office:value="42.97" table:style-name="ce1">
            <text:p>42,97</text:p>
          </table:table-cell>
          <table:table-cell office:value-type="float" office:value="0.34214456548330674" table:formula="of:=[.K4]/(2.355*SQRT([.H4]))" table:style-name="ce1">
            <text:p>0,342144565</text:p>
          </table:table-cell>
          <table:table-cell office:value-type="float" office:value="0.34731208979115791" table:formula="of:=[.K4]/(2.355*SQRT([.H4]-[.I4]))" table:style-name="ce1">
            <text:p>0,34731209</text:p>
          </table:table-cell>
          <table:table-cell office:value-type="float" office:value="4.8943561706247501E-2" table:formula="of:=[.K4]/[.J4]" table:style-name="ce1">
            <text:p>0,048943562</text:p>
          </table:table-cell>
          <table:table-cell office:value-type="float" office:value="1.9073721343116876E-5" table:formula="of:=[.K4]/[.J4]^2*[.L4]" table:style-name="ce1">
            <text:p>1,90737E-05</text:p>
          </table:table-cell>
          <table:table-cell office:value-type="float" office:value="1.9361798163926543E-5" table:formula="of:=[.K4]/[.J4]^2*[.M4]" table:style-name="ce1">
            <text:p>1,93618E-05</text:p>
          </table:table-cell>
          <table:table-cell table:style-name="ce1"/>
          <table:table-cell office:value-type="string" table:style-name="ce1">
            <text:p>Parametros</text:p>
          </table:table-cell>
          <table:table-cell table:style-name="ce1"/>
          <table:table-cell office:value-type="string" table:style-name="ce1">
            <text:p>erro</text:p>
          </table:table-cell>
          <table:table-cell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877.95" table:formula="of:=[.J4]" table:style-name="ce1">
            <text:p>877,95</text:p>
          </table:table-cell>
          <table:table-cell office:value-type="float" office:value="0.34214456548330674" table:formula="of:=[.L4]" table:style-name="ce4">
            <text:p>0,34</text:p>
          </table:table-cell>
          <table:table-cell office:value-type="float" office:value="1325.66155" table:formula="of:=[.$S$5]*[.W4]+[.$S$6]" table:style-name="ce4">
            <text:p>1325,66</text:p>
          </table:table-cell>
          <table:table-cell office:value-type="float" office:value="0.90947614931430987" table:formula="of:=[.$S$5]*[.X4]+[.W4]*[.$T$5]+[.$T$6]" table:style-name="ce4">
            <text:p>0,91</text:p>
          </table:table-cell>
          <table:table-cell office:value-type="float" office:value="0.55052138034508369" table:formula="of:=ABS([.Y4]-[.C4])/[.C4]*100" table:style-name="ce4">
            <text:p>0,55</text:p>
          </table:table-cell>
          <table:table-cell office:value-type="float" office:value="8.0688756989754093" table:formula="of:=ABS([.Y4]-[.C4])/[.Z4]" table:style-name="ce4">
            <text:p>8,07</text:p>
          </table:table-cell>
          <table:table-cell table:number-columns-repeated="2"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65.676729999999992" table:formula="of:=[.$S$5]*[.K4]+[.$S$6]" table:style-name="ce1">
            <text:p>65,67673</text:p>
          </table:table-cell>
          <table:table-cell office:value-type="float" office:value="6.8270691999999994E-2" table:formula="of:=[.$T$5]*[.AF4]+[.$T$6]" table:style-name="ce1">
            <text:p>0,068270692</text:p>
          </table:table-cell>
          <table:table-cell office:value-type="float" office:value="1325.66155" table:formula="of:=[.Y4]" table:style-name="ce1">
            <text:p>1325,66155</text:p>
          </table:table-cell>
          <table:table-cell office:value-type="float" office:value="0.90947614931430987" table:formula="of:=[.Z4]" table:style-name="ce1">
            <text:p>0,909476149</text:p>
          </table:table-cell>
          <table:table-cell office:value-type="float" office:value="4.9542607613534531E-2" table:formula="of:=[.AF4]/[.AH4]" table:style-name="ce1">
            <text:p>0,049542608</text:p>
          </table:table-cell>
          <table:table-cell office:value-type="float" office:value="8.5488269611008316E-5" table:formula="of:=[.AF4]/[.AH4]^2*[.AI4]+[.AG4]/[.AH4]" table:style-name="ce5">
            <text:p>8,55E-05</text:p>
          </table:table-cell>
          <table:table-cell table:number-columns-repeated="3" table:style-name="ce1"/>
          <table:table-cell office:value-type="string" table:style-name="ce1">
            <text:p>T aquisiçao (s)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table:number-columns-repeated="7" table:style-name="ce1"/>
          <table:table-cell office:value-type="float" office:value="1800" table:formula="of:=[.AQ4]" table:style-name="ce1">
            <text:p>1800</text:p>
          </table:table-cell>
          <table:table-cell office:value-type="float" office:value="0" table:formula="of:=[.AS4]/[.$AO$5]" table:style-name="ce1">
            <text:p>0</text:p>
          </table:table-cell>
          <table:table-cell office:value-type="float" office:value="0" table:formula="of:=[.AT4]/[.$AO$5]" table:style-name="ce1">
            <text:p>0</text:p>
          </table:table-cell>
          <table:table-cell office:value-type="float" office:value="0" table:formula="of:=LN([.AZ4]/[.$AZ$2])" table:style-name="ce1">
            <text:p>#DIV/0!</text:p>
          </table:table-cell>
          <table:table-cell office:value-type="float" office:value="0" table:formula="of:=[.AT4]/[.AS4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Raios x</text:p>
          </table:table-cell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float" office:value="1013" table:style-name="ce1">
            <text:p>1013</text:p>
          </table:table-cell>
          <table:table-cell office:value-type="float" office:value="100" table:style-name="ce1">
            <text:p>100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4.67" table:style-name="ce1">
            <text:p>4,67</text:p>
          </table:table-cell>
          <table:table-cell office:value-type="float" office:value="6.2304762722786948E-2" table:formula="of:=[.K5]/(2.355*SQRT([.H5]))" table:style-name="ce1">
            <text:p>0,062304763</text:p>
          </table:table-cell>
          <table:table-cell office:value-type="float" office:value="6.5628213208946545E-2" table:formula="of:=[.K5]/(2.355*SQRT([.H5]-[.I5]))" table:style-name="ce1">
            <text:p>0,065628213</text:p>
          </table:table-cell>
          <table:table-cell office:value-type="float" office:value="0.23526448362720401" table:formula="of:=[.K5]/[.J5]" table:style-name="ce1">
            <text:p>0,235264484</text:p>
          </table:table-cell>
          <table:table-cell office:value-type="float" office:value="7.3844321559153353E-4" table:formula="of:=[.K5]/[.J5]^2*[.L5]" table:style-name="ce1">
            <text:p>0,000738443</text:p>
          </table:table-cell>
          <table:table-cell office:value-type="float" office:value="7.7783313309717176E-4" table:formula="of:=[.K5]/[.J5]^2*[.M5]" table:style-name="ce1">
            <text:p>0,0007778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.5089999999999999" table:style-name="ce1">
            <text:p>1,509</text:p>
          </table:table-cell>
          <table:table-cell office:value-type="float" office:value="4.0000000000000002E-4" table:style-name="ce1">
            <text:p>0,0004</text:p>
          </table:table-cell>
          <table:table-cell table:style-name="ce1"/>
          <table:table-cell office:value-type="float" office:value="32" table:formula="of:=[.C5]" table:style-name="ce1">
            <text:p>32</text:p>
          </table:table-cell>
          <table:table-cell office:value-type="float" office:value="19.850000000000001" table:formula="of:=[.J5]" table:style-name="ce1">
            <text:p>19,85</text:p>
          </table:table-cell>
          <table:table-cell office:value-type="float" office:value="6.2304762722786948E-2" table:formula="of:=[.L5]" table:style-name="ce4">
            <text:p>0,06</text:p>
          </table:table-cell>
          <table:table-cell office:value-type="float" office:value="30.788650000000001" table:formula="of:=[.$S$5]*[.W5]+[.$S$6]" table:style-name="ce4">
            <text:p>30,79</text:p>
          </table:table-cell>
          <table:table-cell office:value-type="float" office:value="0.1439578869486855" table:formula="of:=[.$S$5]*[.X5]+[.W5]*[.$T$5]+[.$T$6]" table:style-name="ce4">
            <text:p>0,14</text:p>
          </table:table-cell>
          <table:table-cell office:value-type="float" office:value="3.7854687499999984" table:formula="of:=ABS([.Y5]-[.C5])/[.C5]*100" table:style-name="ce4">
            <text:p>3,79</text:p>
          </table:table-cell>
          <table:table-cell office:value-type="float" office:value="8.4146136462241294" table:formula="of:=ABS([.Y5]-[.C5])/[.Z5]" table:style-name="ce4">
            <text:p>8,41</text:p>
          </table:table-cell>
          <table:table-cell table:number-columns-repeated="2" table:style-name="ce1"/>
          <table:table-cell office:value-type="float" office:value="32" table:formula="of:=[.C5]" table:style-name="ce1">
            <text:p>32</text:p>
          </table:table-cell>
          <table:table-cell office:value-type="float" office:value="7.8820299999999994" table:formula="of:=[.$S$5]*[.K5]+[.$S$6]" table:style-name="ce1">
            <text:p>7,88203</text:p>
          </table:table-cell>
          <table:table-cell office:value-type="float" office:value="4.5152812000000001E-2" table:formula="of:=[.$T$5]*[.AF5]+[.$T$6]" table:style-name="ce1">
            <text:p>0,045152812</text:p>
          </table:table-cell>
          <table:table-cell office:value-type="float" office:value="30.788650000000001" table:formula="of:=[.Y5]" table:style-name="ce1">
            <text:p>30,78865</text:p>
          </table:table-cell>
          <table:table-cell office:value-type="float" office:value="0.1439578869486855" table:formula="of:=[.Z5]" table:style-name="ce1">
            <text:p>0,143957887</text:p>
          </table:table-cell>
          <table:table-cell office:value-type="float" office:value="0.25600440422038639" table:formula="of:=[.AF5]/[.AH5]" table:style-name="ce1">
            <text:p>0,256004404</text:p>
          </table:table-cell>
          <table:table-cell office:value-type="float" office:value="2.6635355912365101E-3" table:formula="of:=[.AF5]/[.AH5]^2*[.AI5]+[.AG5]/[.AH5]" table:style-name="ce5">
            <text:p>2,66E-03</text:p>
          </table:table-cell>
          <table:table-cell table:number-columns-repeated="3" table:style-name="ce1"/>
          <table:table-cell office:value-type="float" office:value="120" table:style-name="ce3">
            <text:p>120</text:p>
          </table:table-cell>
          <table:table-cell table:style-name="ce1"/>
          <table:table-cell office:value-type="string" table:style-name="ce1">
            <text:p>…</text:p>
          </table:table-cell>
          <table:table-cell table:number-columns-repeated="7" table:style-name="ce1"/>
          <table:table-cell office:value-type="string" office:string-value="…" table:formula="of:=[.AQ5]" table:style-name="ce1">
            <text:p>…</text:p>
          </table:table-cell>
          <table:table-cell table:number-columns-repeated="16333" table:style-name="ce1"/>
        </table:table-row>
        <table:table-row table:style-name="ro1">
          <table:table-cell table:style-name="ce1"/>
          <table:table-cell office:value-type="string" table:style-name="ce1">
            <text:p>Retrodifusao Cs</text:p>
          </table:table-cell>
          <table:table-cell office:value-type="float" office:value="184.35" table:style-name="ce1">
            <text:p>184,35</text:p>
          </table:table-cell>
          <table:table-cell table:number-columns-repeated="8" table:style-name="ce1"/>
          <table:table-cell office:value-type="float" office:value="0" table:formula="of:=[.K6]/(2.355*SQRT([.H6]))" table:style-name="ce1">
            <text:p>#DIV/0!</text:p>
          </table:table-cell>
          <table:table-cell table:number-columns-repeated="5" table:style-name="ce1"/>
          <table:table-cell office:value-type="string" table:style-name="ce1">
            <text:p>b</text:p>
          </table:table-cell>
          <table:table-cell office:value-type="float" office:value="0.83499999999999996" table:style-name="ce1">
            <text:p>0,835</text:p>
          </table:table-cell>
          <table:table-cell office:value-type="float" office:value="4.2000000000000003E-2" table:style-name="ce1">
            <text:p>0,042</text:p>
          </table:table-cell>
          <table:table-cell table:style-name="ce1"/>
          <table:table-cell office:value-type="float" office:value="184.35" table:formula="of:=[.C6]" table:style-name="ce1">
            <text:p>184,35</text:p>
          </table:table-cell>
          <table:table-cell office:value-type="float" office:value="0" table:formula="of:=[.J6]" table:style-name="ce1">
            <text:p>0</text:p>
          </table:table-cell>
          <table:table-cell table:number-columns-repeated="7" table:style-name="ce1"/>
          <table:table-cell office:value-type="float" office:value="184.35" table:formula="of:=[.C6]" table:style-name="ce1">
            <text:p>184,3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s</text:p>
          </table:table-cell>
          <table:table-cell office:value-type="float" office:value="477.65" table:style-name="ce1">
            <text:p>477,65</text:p>
          </table:table-cell>
          <table:table-cell table:number-columns-repeated="8" table:style-name="ce1"/>
          <table:table-cell office:value-type="float" office:value="0" table:formula="of:=[.K7]/(2.355*SQRT([.H7]))" table:style-name="ce1">
            <text:p>#DIV/0!</text:p>
          </table:table-cell>
          <table:table-cell table:number-columns-repeated="9" table:style-name="ce1"/>
          <table:table-cell office:value-type="float" office:value="477.65" table:formula="of:=[.C7]" table:style-name="ce1">
            <text:p>477,65</text:p>
          </table:table-cell>
          <table:table-cell office:value-type="float" office:value="0" table:formula="of:=[.J7]" table:style-name="ce1">
            <text:p>0</text:p>
          </table:table-cell>
          <table:table-cell table:number-columns-repeated="7" table:style-name="ce1"/>
          <table:table-cell office:value-type="float" office:value="477.65" table:formula="of:=[.C7]" table:style-name="ce1">
            <text:p>477,6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17MeV</text:p>
          </table:table-cell>
          <table:table-cell office:value-type="float" office:value="209.8" table:style-name="ce1">
            <text:p>209,8</text:p>
          </table:table-cell>
          <table:table-cell table:number-columns-repeated="8" table:style-name="ce1"/>
          <table:table-cell office:value-type="float" office:value="0" table:formula="of:=[.K8]/(2.355*SQRT([.H8]))" table:style-name="ce1">
            <text:p>#DIV/0!</text:p>
          </table:table-cell>
          <table:table-cell table:number-columns-repeated="9" table:style-name="ce1"/>
          <table:table-cell office:value-type="float" office:value="209.8" table:formula="of:=[.C8]" table:style-name="ce1">
            <text:p>209,8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7" table:style-name="ce1"/>
          <table:table-cell office:value-type="float" office:value="209.8" table:formula="of:=[.C8]" table:style-name="ce1">
            <text:p>209,8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17MeV</text:p>
          </table:table-cell>
          <table:table-cell office:value-type="float" office:value="963.2" table:style-name="ce1">
            <text:p>963,2</text:p>
          </table:table-cell>
          <table:table-cell table:number-columns-repeated="8" table:style-name="ce1"/>
          <table:table-cell office:value-type="float" office:value="0" table:formula="of:=[.K9]/(2.355*SQRT([.H9]))" table:style-name="ce1">
            <text:p>#DIV/0!</text:p>
          </table:table-cell>
          <table:table-cell table:number-columns-repeated="9" table:style-name="ce1"/>
          <table:table-cell office:value-type="float" office:value="963.2" table:formula="of:=[.C9]" table:style-name="ce1">
            <text:p>963,2</text:p>
          </table:table-cell>
          <table:table-cell office:value-type="float" office:value="0" table:formula="of:=[.J9]" table:style-name="ce1">
            <text:p>0</text:p>
          </table:table-cell>
          <table:table-cell table:number-columns-repeated="7" table:style-name="ce1"/>
          <table:table-cell office:value-type="float" office:value="963.2" table:formula="of:=[.C9]" table:style-name="ce1">
            <text:p>963,2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33MeV</text:p>
          </table:table-cell>
          <table:table-cell office:value-type="float" office:value="214.4" table:style-name="ce1">
            <text:p>214,4</text:p>
          </table:table-cell>
          <table:table-cell table:number-columns-repeated="8" table:style-name="ce1"/>
          <table:table-cell office:value-type="float" office:value="0" table:formula="of:=[.K10]/(2.355*SQRT([.H10]))" table:style-name="ce1">
            <text:p>#DIV/0!</text:p>
          </table:table-cell>
          <table:table-cell table:number-columns-repeated="9" table:style-name="ce1"/>
          <table:table-cell office:value-type="float" office:value="214.4" table:formula="of:=[.C10]" table:style-name="ce1">
            <text:p>214,4</text:p>
          </table:table-cell>
          <table:table-cell office:value-type="float" office:value="0" table:formula="of:=[.J10]" table:style-name="ce1">
            <text:p>0</text:p>
          </table:table-cell>
          <table:table-cell table:number-columns-repeated="7" table:style-name="ce1"/>
          <table:table-cell office:value-type="float" office:value="214.4" table:formula="of:=[.C10]" table:style-name="ce1">
            <text:p>214,4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33MeV</text:p>
          </table:table-cell>
          <table:table-cell office:value-type="float" office:value="1118.5999999999999" table:style-name="ce1">
            <text:p>1118,6</text:p>
          </table:table-cell>
          <table:table-cell table:number-columns-repeated="8" table:style-name="ce1"/>
          <table:table-cell office:value-type="float" office:value="0" table:formula="of:=[.K11]/(2.355*SQRT([.H11]))" table:style-name="ce1">
            <text:p>#DIV/0!</text:p>
          </table:table-cell>
          <table:table-cell table:number-columns-repeated="9" table:style-name="ce1"/>
          <table:table-cell office:value-type="float" office:value="1118.5999999999999" table:formula="of:=[.C11]" table:style-name="ce1">
            <text:p>1118,6</text:p>
          </table:table-cell>
          <table:table-cell office:value-type="float" office:value="0" table:formula="of:=[.J11]" table:style-name="ce1">
            <text:p>0</text:p>
          </table:table-cell>
          <table:table-cell table:number-columns-repeated="7" table:style-name="ce1"/>
          <table:table-cell office:value-type="float" office:value="1118.5999999999999" table:formula="of:=[.C11]" table:style-name="ce1">
            <text:p>1118,6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office:value-type="string" table:style-name="ce1">
            <text:p>VER!</text:p>
          </table:table-cell>
          <table:table-cell table:number-columns-repeated="16351" table:style-name="ce1"/>
        </table:table-row>
        <table:table-row table:style-name="ro1">
          <table:table-cell table:number-columns-repeated="10" table:style-name="ce1"/>
          <table:table-cell office:value-type="float" office:value="42.97" table:style-name="ce1">
            <text:p>42,97</text:p>
          </table:table-cell>
          <table:table-cell table:number-columns-repeated="21" table:style-name="ce1"/>
          <table:table-cell office:value-type="string" table:style-name="ce1">
            <text:p>É mesmo preciso passar para KeV? Essa passagem resulta em propagaçao</text:p>
          </table:table-cell>
          <table:table-cell table:number-columns-repeated="16351" table:style-name="ce1"/>
        </table:table-row>
        <table:table-row table:style-name="ro1">
          <table:table-cell table:number-columns-repeated="32" table:style-name="ce1"/>
          <table:table-cell office:value-type="string" table:style-name="ce1">
            <text:p>de erros e não vai influenciar o expoente no fit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ESTUDO DA RADIACAO DE FUN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precisamos de converter tamb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a KeV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Calibracao inversa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_o</text:p>
          </table:table-cell>
          <table:table-cell office:value-type="string" table:style-name="ce1">
            <text:p>b_o</text:p>
          </table:table-cell>
          <table:table-cell table:number-columns-repeated="4" table:style-name="ce1"/>
          <table:table-cell office:value-type="string" table:style-name="ce1">
            <text:p>e m_o</text:p>
          </table:table-cell>
          <table:table-cell office:value-type="string" table:style-name="ce1">
            <text:p>e b_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 m</text:p>
          </table:table-cell>
          <table:table-cell office:value-type="string" table:style-name="ce1">
            <text:p>e b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0.66320000000000001" table:style-name="ce1">
            <text:p>0,6632</text:p>
          </table:table-cell>
          <table:table-cell office:value-type="float" office:value="-1.2869999999999999" table:style-name="ce1">
            <text:p>-1,287</text:p>
          </table:table-cell>
          <table:table-cell table:number-columns-repeated="4" table:style-name="ce1"/>
          <table:table-cell office:value-type="float" office:value="1.7799999999999999E-4" table:style-name="ce1">
            <text:p>0,000178</text:p>
          </table:table-cell>
          <table:table-cell office:value-type="float" office:value="6.3829999999999998E-2" table:style-name="ce1">
            <text:p>0,06383</text:p>
          </table:table-cell>
          <table:table-cell office:value-type="float" office:value="1.5078407720144753" table:formula="of:=1/[.B23]" table:style-name="ce1">
            <text:p>1,507840772</text:p>
          </table:table-cell>
          <table:table-cell office:value-type="float" office:value="0.85353839999999992" table:formula="of:=-[.B23]*[.C23]" table:style-name="ce1">
            <text:p>0,8535384</text:p>
          </table:table-cell>
          <table:table-cell office:value-type="float" office:value="4.0469791528735917E-4" table:formula="of:=1/[.B23]/[.B23]*[.H23]" table:style-name="ce1">
            <text:p>0,000404698</text:p>
          </table:table-cell>
          <table:table-cell office:value-type="float" office:value="4.2102969999999997E-2" table:formula="of:=[.C23]*[.H23]+[.B23]*[.I23]" table:style-name="ce1">
            <text:p>0,0421029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ores calibração 2ª sessão</text:p>
          </table:table-cell>
          <table:table-cell office:value-type="float" office:value="0.64910000000000001" table:style-name="ce1">
            <text:p>0,6491</text:p>
          </table:table-cell>
          <table:table-cell office:value-type="float" office:value="-1.8160000000000001" table:style-name="ce1">
            <text:p>-1,816</text:p>
          </table:table-cell>
          <table:table-cell table:number-columns-repeated="4" table:style-name="ce1"/>
          <table:table-cell office:value-type="float" office:value="1.528E-4" table:style-name="ce1">
            <text:p>0,0001528</text:p>
          </table:table-cell>
          <table:table-cell office:value-type="float" office:value="5.4280000000000002E-2" table:style-name="ce1">
            <text:p>0,05428</text:p>
          </table:table-cell>
          <table:table-cell office:value-type="float" office:value="1.5405946695424433" table:formula="of:=1/[.B25]" table:style-name="ce1">
            <text:p>1,54059467</text:p>
          </table:table-cell>
          <table:table-cell office:value-type="float" office:value="1.1787656" table:formula="of:=-[.B25]*[.C25]" table:style-name="ce1">
            <text:p>1,1787656</text:p>
          </table:table-cell>
          <table:table-cell office:value-type="float" office:value="3.6266039979369175E-4" table:formula="of:=1/[.B25]/[.B25]*[.H25]" table:style-name="ce1">
            <text:p>0,00036266</text:p>
          </table:table-cell>
          <table:table-cell office:value-type="float" office:value="3.4955663200000001E-2" table:formula="of:=[.C25]*[.H25]+[.B25]*[.I25]" table:style-name="ce1">
            <text:p>0,03495566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nte desconhecida</text:p>
          </table:table-cell>
          <table:table-cell office:value-type="string" table:style-name="ce1">
            <text:p>Número pico</text:p>
          </table:table-cell>
          <table:table-cell office:value-type="string" table:style-name="ce1">
            <text:p>Centroide <text:s/>(canal)</text:p>
          </table:table-cell>
          <table:table-cell office:value-type="string" table:style-name="ce1">
            <text:p>FWHM (chn)</text:p>
          </table:table-cell>
          <table:table-cell office:value-type="string" table:style-name="ce1">
            <text:p>Contagens (chn)</text:p>
          </table:table-cell>
          <table:table-cell office:value-type="string" table:style-name="ce1">
            <text:p>Erro Centroide (chn)</text:p>
          </table:table-cell>
          <table:table-cell office:value-type="string" table:style-name="ce8">
            <text:p>Erro centroide (kev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Erro energia (kev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6.93" table:style-name="ce7">
            <text:p>906,93</text:p>
          </table:table-cell>
          <table:table-cell office:value-type="float" office:value="40.81" table:style-name="ce7">
            <text:p>40,81</text:p>
          </table:table-cell>
          <table:table-cell office:value-type="float" office:value="2919" table:style-name="ce7">
            <text:p>2919</text:p>
          </table:table-cell>
          <table:table-cell office:value-type="float" office:value="0.32074407003159677" table:formula="of:=[.D29]/(2.355*SQRT([.E29]))" table:style-name="ce7">
            <text:p>0,32074407</text:p>
          </table:table-cell>
          <table:table-cell office:value-type="float" office:value="1.6729022045780262" table:formula="of:=[.F29]*[.$J$25]+[.$K$25]" table:style-name="ce9">
            <text:p>1,672902205</text:p>
          </table:table-cell>
          <table:table-cell office:value-type="float" office:value="1398.3902892481278" table:formula="of:=[.C29]*[.$J$25]+[.$K$25]" table:style-name="ce1">
            <text:p>1398,390289</text:p>
          </table:table-cell>
          <table:table-cell office:value-type="float" office:value="0.85799986416291896" table:formula="of:=[.C29]*[.$L$25]+[.$J$25]*[.F29]+[.$M$25]" table:style-name="ce1">
            <text:p>0,857999864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10.91" table:style-name="ce7">
            <text:p>710,91</text:p>
          </table:table-cell>
          <table:table-cell office:value-type="float" office:value="34.71" table:style-name="ce7">
            <text:p>34,71</text:p>
          </table:table-cell>
          <table:table-cell office:value-type="float" office:value="4562" table:style-name="ce7">
            <text:p>4562</text:p>
          </table:table-cell>
          <table:table-cell office:value-type="float" office:value="0.21821573422003315" table:formula="of:=[.D30]/(2.355*SQRT([.E30]))" table:style-name="ce7">
            <text:p>0,218215734</text:p>
          </table:table-cell>
          <table:table-cell office:value-type="float" office:value="1.5149475969496735" table:formula="of:=[.F30]*[.$J$25]+[.$K$25]" table:style-name="ce9">
            <text:p>1,514947597</text:p>
          </table:table-cell>
          <table:table-cell office:value-type="float" office:value="1096.4029221244182" table:formula="of:=[.C30]*[.$J$25]+[.$K$25]" table:style-name="ce1">
            <text:p>1096,402922</text:p>
          </table:table-cell>
          <table:table-cell office:value-type="float" office:value="0.62895656496700691" table:formula="of:=[.C30]*[.$L$25]+[.$J$25]*[.F30]+[.$M$25]" table:style-name="ce1">
            <text:p>0,628956565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21.30999999999995" table:style-name="ce7">
            <text:p>621,31</text:p>
          </table:table-cell>
          <table:table-cell office:value-type="float" office:value="21.59" table:style-name="ce7">
            <text:p>21,59</text:p>
          </table:table-cell>
          <table:table-cell office:value-type="float" office:value="2556" table:style-name="ce7">
            <text:p>2556</text:p>
          </table:table-cell>
          <table:table-cell office:value-type="float" office:value="0.18133486199862203" table:formula="of:=[.D31]/(2.355*SQRT([.E31]))" table:style-name="ce7">
            <text:p>0,181334862</text:p>
          </table:table-cell>
          <table:table-cell office:value-type="float" office:value="1.4581291217972916" table:formula="of:=[.F31]*[.$J$25]+[.$K$25]" table:style-name="ce9">
            <text:p>1,458129122</text:p>
          </table:table-cell>
          <table:table-cell office:value-type="float" office:value="958.36563973341538" table:formula="of:=[.C31]*[.$J$25]+[.$K$25]" table:style-name="ce1">
            <text:p>958,3656397</text:p>
          </table:table-cell>
          <table:table-cell office:value-type="float" office:value="0.53964371799311028" table:formula="of:=[.C31]*[.$L$25]+[.$J$25]*[.F31]+[.$M$25]" table:style-name="ce1">
            <text:p>0,539643718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46.99" table:style-name="ce7">
            <text:p>546,99</text:p>
          </table:table-cell>
          <table:table-cell office:value-type="float" office:value="4.96" table:style-name="ce7">
            <text:p>4,96</text:p>
          </table:table-cell>
          <table:table-cell office:value-type="float" office:value="399" table:style-name="ce7">
            <text:p>399</text:p>
          </table:table-cell>
          <table:table-cell office:value-type="float" office:value="0.10543973777647236" table:formula="of:=[.D32]/(2.355*SQRT([.E32]))" table:style-name="ce7">
            <text:p>0,105439738</text:p>
          </table:table-cell>
          <table:table-cell office:value-type="float" office:value="1.3412054979763863" table:formula="of:=[.F32]*[.$J$25]+[.$K$25]" table:style-name="ce9">
            <text:p>1,341205498</text:p>
          </table:table-cell>
          <table:table-cell office:value-type="float" office:value="843.86864389302104" table:formula="of:=[.C32]*[.$J$25]+[.$K$25]" table:style-name="ce1">
            <text:p>843,8686439</text:p>
          </table:table-cell>
          <table:table-cell office:value-type="float" office:value="0.39576717325953775" table:formula="of:=[.C32]*[.$L$25]+[.$J$25]*[.F32]+[.$M$25]" table:style-name="ce1">
            <text:p>0,3957671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505.21" table:style-name="ce7">
            <text:p>505,21</text:p>
          </table:table-cell>
          <table:table-cell office:value-type="float" office:value="24.84" table:style-name="ce7">
            <text:p>24,84</text:p>
          </table:table-cell>
          <table:table-cell office:value-type="float" office:value="3029" table:style-name="ce7">
            <text:p>3029</text:p>
          </table:table-cell>
          <table:table-cell office:value-type="float" office:value="0.19165097957142926" table:formula="of:=[.D33]/(2.355*SQRT([.E33]))" table:style-name="ce7">
            <text:p>0,19165098</text:p>
          </table:table-cell>
          <table:table-cell office:value-type="float" office:value="1.4740220775403317" table:formula="of:=[.F33]*[.$J$25]+[.$K$25]" table:style-name="ce9">
            <text:p>1,474022078</text:p>
          </table:table-cell>
          <table:table-cell office:value-type="float" office:value="779.50259859953781" table:formula="of:=[.C33]*[.$J$25]+[.$K$25]" table:style-name="ce1">
            <text:p>779,5025986</text:p>
          </table:table-cell>
          <table:table-cell office:value-type="float" office:value="0.51343180132010269" table:formula="of:=[.C33]*[.$L$25]+[.$J$25]*[.F33]+[.$M$25]" table:style-name="ce1">
            <text:p>0,5134318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formula="of:=[.D34]/(2.355*SQRT([.E34]))" table:style-name="ce7">
            <text:p>#VALOR!</text:p>
          </table:table-cell>
          <table:table-cell office:value-type="float" office:value="0" table:formula="of:=[.F34]*[.$J$25]+[.$K$25]" table:style-name="ce9">
            <text:p>#VALOR!</text:p>
          </table:table-cell>
          <table:table-cell office:value-type="float" office:value="0" table:formula="of:=[.C34]*[.$J$25]+[.$K$25]" table:style-name="ce1">
            <text:p>#VALOR!</text:p>
          </table:table-cell>
          <table:table-cell office:value-type="float" office:value="0" table:formula="of:=[.C34]*[.$L$25]+[.$J$25]*[.F34]+[.$M$25]" table:style-name="ce1">
            <text:p>#VALOR!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82.86" table:style-name="ce7">
            <text:p>282,86</text:p>
          </table:table-cell>
          <table:table-cell office:value-type="float" office:value="33.270000000000003" table:style-name="ce7">
            <text:p>33,27</text:p>
          </table:table-cell>
          <table:table-cell office:value-type="float" office:value="2024" table:style-name="ce7">
            <text:p>2024</text:p>
          </table:table-cell>
          <table:table-cell office:value-type="float" office:value="0.31401951270197154" table:formula="of:=[.D35]/(2.355*SQRT([.E35]))" table:style-name="ce7">
            <text:p>0,314019513</text:p>
          </table:table-cell>
          <table:table-cell office:value-type="float" office:value="1.6625423874009728" table:formula="of:=[.F35]*[.$J$25]+[.$K$25]" table:style-name="ce9">
            <text:p>1,662542387</text:p>
          </table:table-cell>
          <table:table-cell office:value-type="float" office:value="436.95137382677552" table:formula="of:=[.C35]*[.$J$25]+[.$K$25]" table:style-name="ce1">
            <text:p>436,9513738</text:p>
          </table:table-cell>
          <table:table-cell office:value-type="float" office:value="0.62131457128661649" table:formula="of:=[.C35]*[.$L$25]+[.$J$25]*[.F35]+[.$M$25]" table:style-name="ce1">
            <text:p>0,6213145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25.48" table:style-name="ce7">
            <text:p>225,48</text:p>
          </table:table-cell>
          <table:table-cell office:value-type="float" office:value="18.25" table:style-name="ce7">
            <text:p>18,25</text:p>
          </table:table-cell>
          <table:table-cell office:value-type="float" office:value="21213" table:style-name="ce7">
            <text:p>21213</text:p>
          </table:table-cell>
          <table:table-cell office:value-type="float" office:value="5.3207262032715787E-2" table:formula="of:=[.D36]/(2.355*SQRT([.E36]))" table:style-name="ce7">
            <text:p>0,053207262</text:p>
          </table:table-cell>
          <table:table-cell office:value-type="float" office:value="1.2607364242685499" table:formula="of:=[.F36]*[.$J$25]+[.$K$25]" table:style-name="ce9">
            <text:p>1,260736424</text:p>
          </table:table-cell>
          <table:table-cell office:value-type="float" office:value="348.55205168843014" table:formula="of:=[.C36]*[.$J$25]+[.$K$25]" table:style-name="ce1">
            <text:p>348,5520517</text:p>
          </table:table-cell>
          <table:table-cell office:value-type="float" office:value="0.19869915441403158" table:formula="of:=[.C36]*[.$L$25]+[.$J$25]*[.F36]+[.$M$25]" table:style-name="ce1">
            <text:p>0,19869915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60.61000000000001" table:style-name="ce7">
            <text:p>160,61</text:p>
          </table:table-cell>
          <table:table-cell office:value-type="float" office:value="13.83" table:style-name="ce7">
            <text:p>13,83</text:p>
          </table:table-cell>
          <table:table-cell office:value-type="float" office:value="7535" table:style-name="ce7">
            <text:p>7535</text:p>
          </table:table-cell>
          <table:table-cell office:value-type="float" office:value="6.7653402004018787E-2" table:formula="of:=[.D37]/(2.355*SQRT([.E37]))" table:style-name="ce7">
            <text:p>0,067653402</text:p>
          </table:table-cell>
          <table:table-cell office:value-type="float" office:value="1.2829920705038034" table:formula="of:=[.F37]*[.$J$25]+[.$K$25]" table:style-name="ce9">
            <text:p>1,282992071</text:p>
          </table:table-cell>
          <table:table-cell office:value-type="float" office:value="248.61367547521183" table:formula="of:=[.C37]*[.$J$25]+[.$K$25]" table:style-name="ce1">
            <text:p>248,6136755</text:p>
          </table:table-cell>
          <table:table-cell office:value-type="float" office:value="0.19742902051466821" table:formula="of:=[.C37]*[.$L$25]+[.$J$25]*[.F37]+[.$M$25]" table:style-name="ce1">
            <text:p>0,19742902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9.89" table:style-name="ce7">
            <text:p>109,89</text:p>
          </table:table-cell>
          <table:table-cell office:value-type="float" office:value="12.02" table:style-name="ce7">
            <text:p>12,02</text:p>
          </table:table-cell>
          <table:table-cell office:value-type="float" office:value="3414" table:style-name="ce7">
            <text:p>3414</text:p>
          </table:table-cell>
          <table:table-cell office:value-type="float" office:value="8.7353799140573063E-2" table:formula="of:=[.D38]/(2.355*SQRT([.E38]))" table:style-name="ce7">
            <text:p>0,087353799</text:p>
          </table:table-cell>
          <table:table-cell office:value-type="float" office:value="1.313342397320248" table:formula="of:=[.F38]*[.$J$25]+[.$K$25]" table:style-name="ce9">
            <text:p>1,313342397</text:p>
          </table:table-cell>
          <table:table-cell office:value-type="float" office:value="170.47471383601908" table:formula="of:=[.C38]*[.$J$25]+[.$K$25]" table:style-name="ce1">
            <text:p>170,4747138</text:p>
          </table:table-cell>
          <table:table-cell office:value-type="float" office:value="0.20938521185357689" table:formula="of:=[.C38]*[.$L$25]+[.$J$25]*[.F38]+[.$M$25]" table:style-name="ce1">
            <text:p>0,2093852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81.38" table:style-name="ce7">
            <text:p>81,38</text:p>
          </table:table-cell>
          <table:table-cell office:value-type="float" office:value="6.75" table:style-name="ce7">
            <text:p>6,75</text:p>
          </table:table-cell>
          <table:table-cell office:value-type="float" office:value="46449" table:style-name="ce7">
            <text:p>46449</text:p>
          </table:table-cell>
          <table:table-cell office:value-type="float" office:value="1.3299174274226081E-2" table:formula="of:=[.D39]/(2.355*SQRT([.E39]))" table:style-name="ce7">
            <text:p>0,013299174</text:p>
          </table:table-cell>
          <table:table-cell office:value-type="float" office:value="1.1992542369961887" table:formula="of:=[.F39]*[.$J$25]+[.$K$25]" table:style-name="ce9">
            <text:p>1,199254237</text:p>
          </table:table-cell>
          <table:table-cell office:value-type="float" office:value="126.55235980736403" table:formula="of:=[.C39]*[.$J$25]+[.$K$25]" table:style-name="ce1">
            <text:p>126,5523598</text:p>
          </table:table-cell>
          <table:table-cell office:value-type="float" office:value="8.4957603531399334E-2" table:formula="of:=[.C39]*[.$L$25]+[.$J$25]*[.F39]+[.$M$25]" table:style-name="ce1">
            <text:p>0,08495760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58.04" table:style-name="ce7">
            <text:p>58,04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8240" table:style-name="ce7">
            <text:p>8240</text:p>
          </table:table-cell>
          <table:table-cell office:value-type="float" office:value="4.1165003325957961E-2" table:formula="of:=[.D40]/(2.355*SQRT([.E40]))" table:style-name="ce7">
            <text:p>0,041165003</text:p>
          </table:table-cell>
          <table:table-cell office:value-type="float" office:value="1.2421841846956678" table:formula="of:=[.F40]*[.$J$25]+[.$K$25]" table:style-name="ce9">
            <text:p>1,242184185</text:p>
          </table:table-cell>
          <table:table-cell office:value-type="float" office:value="90.594880220243411" table:formula="of:=[.C40]*[.$J$25]+[.$K$25]" table:style-name="ce1">
            <text:p>90,59488022</text:p>
          </table:table-cell>
          <table:table-cell office:value-type="float" office:value="0.11942305749969366" table:formula="of:=[.C40]*[.$L$25]+[.$J$25]*[.F40]+[.$M$25]" table:style-name="ce1">
            <text:p>0,11942305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5.03" table:style-name="ce7">
            <text:p>25,03</text:p>
          </table:table-cell>
          <table:table-cell office:value-type="float" office:value="4.21" table:style-name="ce7">
            <text:p>4,21</text:p>
          </table:table-cell>
          <table:table-cell office:value-type="float" office:value="117989" table:style-name="ce7">
            <text:p>117989</text:p>
          </table:table-cell>
          <table:table-cell office:value-type="float" office:value="5.2043970760601074E-3" table:formula="of:=[.D41]/(2.355*SQRT([.E41]))" table:style-name="ce7">
            <text:p>0,005204397</text:p>
          </table:table-cell>
          <table:table-cell office:value-type="float" office:value="1.1867834663935604" table:formula="of:=[.F41]*[.$J$25]+[.$K$25]" table:style-name="ce9">
            <text:p>1,186783466</text:p>
          </table:table-cell>
          <table:table-cell office:value-type="float" office:value="39.739850178647359" table:formula="of:=[.C41]*[.$J$25]+[.$K$25]" table:style-name="ce1">
            <text:p>39,73985018</text:p>
          </table:table-cell>
          <table:table-cell office:value-type="float" office:value="5.2050919400396585E-2" table:formula="of:=[.C41]*[.$L$25]+[.$J$25]*[.F41]+[.$M$25]" table:style-name="ce1">
            <text:p>0,052050919</text:p>
          </table:table-cell>
          <table:table-cell table:number-columns-repeated="16375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,</text:p>
          </table:table-cell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  <table:table table:name="Folha2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lha3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o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guel G</meta:initial-creator>
    <dc:creator>António Costa</dc:creator>
    <meta:creation-date>2015-10-12T12:14:13Z</meta:creation-date>
    <dc:date>2015-10-21T17:49:51Z</dc:date>
    <meta:editing-cycles>2</meta:editing-cycles>
    <meta:editing-duration>PT79S</meta:editing-duration>
  </office:meta>
</office:document-meta>
</file>